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ADDBACKUP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ddBackup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addEntry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name</text:p>
                </table:table-cell>
                <table:table-cell table:style-name="Table3.B2.2.1" office:value-type="string">
                  <text:p text:style-name="P11">proyecto 1</text:p>
                </table:table-cell>
              </table:table-row>
              <table:table-row>
                <table:table-cell table:style-name="Table3.B2.1.1" office:value-type="string">
                  <text:p text:style-name="P11">date</text:p>
                </table:table-cell>
                <table:table-cell table:style-name="Table3.B2.2.1" office:value-type="string">
                  <text:p text:style-name="P12">2006-02-05T12:22:56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3">&lt;addbackup&gt;</text:p>
      <text:p text:style-name="P13"><text:tab/>&lt;entry date=”2006-02-05T12:22:56”&gt;proyecto1&lt;/entry&gt;</text:p>
      <text:p text:style-name="P13">&lt;/addbackup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07:34</dc:date>
    <dc:language>es-CO</dc:language>
    <meta:editing-cycles>44</meta:editing-cycles>
    <meta:editing-duration>PT31M51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2" meta:word-count="70" meta:character-count="481"/>
  </office:meta>
</office:document-meta>
</file>